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b8" officeooo:paragraph-rsid="00190cb8"/>
    </style:style>
    <style:style style:name="P2" style:family="paragraph" style:parent-style-name="Standard">
      <style:paragraph-properties fo:text-align="center" style:justify-single-word="false"/>
      <style:text-properties fo:color="#c9211e" style:font-name="Monaco" fo:font-size="16pt" style:text-underline-style="solid" style:text-underline-width="auto" style:text-underline-color="font-color" officeooo:rsid="00190cb8" officeooo:paragraph-rsid="00190cb8" style:font-size-asian="16pt" style:font-size-complex="16pt"/>
    </style:style>
    <style:style style:name="P3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90cb8" style:font-size-asian="14pt" style:font-size-complex="14pt"/>
    </style:style>
    <style:style style:name="P4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ad4a3" style:font-size-asian="14pt" style:font-size-complex="14pt"/>
    </style:style>
    <style:style style:name="P5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90cb8" officeooo:paragraph-rsid="001ad4a3" style:font-size-asian="12pt" style:font-size-complex="12pt"/>
    </style:style>
    <style:style style:name="P6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df8e0" officeooo:paragraph-rsid="001df8e0" style:font-size-asian="12pt" style:font-size-complex="12pt"/>
    </style:style>
    <style:style style:name="P7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e17be" officeooo:paragraph-rsid="001e17be" style:font-size-asian="12pt" style:font-size-complex="12pt"/>
    </style:style>
    <style:style style:name="P8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e58b5" officeooo:paragraph-rsid="001e58b5" style:font-size-asian="12pt" style:font-size-complex="12pt"/>
    </style:style>
    <style:style style:name="P9" style:family="paragraph" style:parent-style-name="Standard">
      <style:text-properties style:font-name="Monaco" style:text-underline-style="solid" style:text-underline-width="auto" style:text-underline-color="font-color" officeooo:rsid="00190cb8" officeooo:paragraph-rsid="00190cb8"/>
    </style:style>
    <style:style style:name="P10" style:family="paragraph" style:parent-style-name="Standard">
      <style:text-properties style:font-name="Monaco" style:text-underline-style="none" officeooo:rsid="00190cb8" officeooo:paragraph-rsid="00190cb8"/>
    </style:style>
    <style:style style:name="P11" style:family="paragraph" style:parent-style-name="Standard">
      <style:text-properties style:font-name="Monaco" style:text-underline-style="none" officeooo:rsid="00190cb8" officeooo:paragraph-rsid="00192fad"/>
    </style:style>
    <style:style style:name="P12" style:family="paragraph" style:parent-style-name="Standard">
      <style:text-properties style:font-name="Monaco" style:text-underline-style="none" officeooo:rsid="00190cb8" officeooo:paragraph-rsid="001ad4a3"/>
    </style:style>
    <style:style style:name="P13" style:family="paragraph" style:parent-style-name="Standard">
      <style:text-properties style:font-name="Monaco" style:text-underline-style="none" officeooo:rsid="00192fad" officeooo:paragraph-rsid="00192fad"/>
    </style:style>
    <style:style style:name="P14" style:family="paragraph" style:parent-style-name="Standard">
      <style:text-properties style:font-name="Monaco" style:text-underline-style="none" officeooo:rsid="00192fad" officeooo:paragraph-rsid="00190cb8"/>
    </style:style>
    <style:style style:name="P15" style:family="paragraph" style:parent-style-name="Standard">
      <style:text-properties style:font-name="Monaco" style:text-underline-style="none" officeooo:rsid="00192fad" officeooo:paragraph-rsid="001ad4a3"/>
    </style:style>
    <style:style style:name="P16" style:family="paragraph" style:parent-style-name="Standard">
      <style:text-properties style:font-name="Monaco" style:text-underline-style="none" officeooo:rsid="001e17be" officeooo:paragraph-rsid="001e17be"/>
    </style:style>
    <style:style style:name="T1" style:family="text">
      <style:text-properties fo:color="#ffff00"/>
    </style:style>
    <style:style style:name="T2" style:family="text">
      <style:text-properties fo:color="#ffff00" style:text-underline-style="none"/>
    </style:style>
    <style:style style:name="T3" style:family="text">
      <style:text-properties fo:color="#ffff00" style:text-underline-style="none" officeooo:rsid="00192fad"/>
    </style:style>
    <style:style style:name="T4" style:family="text">
      <style:text-properties fo:color="#ffff00" officeooo:rsid="001e17be"/>
    </style:style>
    <style:style style:name="T5" style:family="text">
      <style:text-properties style:text-underline-style="none" officeooo:rsid="00192fad"/>
    </style:style>
    <style:style style:name="T6" style:family="text">
      <style:text-properties fo:color="#55308d"/>
    </style:style>
    <style:style style:name="T7" style:family="text">
      <style:text-properties fo:color="#55308d" style:text-underline-style="none"/>
    </style:style>
    <style:style style:name="T8" style:family="text">
      <style:text-properties fo:color="#55308d" style:text-underline-style="none" officeooo:rsid="00192fad"/>
    </style:style>
    <style:style style:name="T9" style:family="text">
      <style:text-properties fo:color="#55308d" officeooo:rsid="001df8e0"/>
    </style:style>
    <style:style style:name="T10" style:family="text">
      <style:text-properties fo:color="#55308d" officeooo:rsid="001e17be"/>
    </style:style>
    <style:style style:name="T11" style:family="text">
      <style:text-properties fo:color="#55308d" officeooo:rsid="001ed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graphie pour jeu 2D :</text:p>
      <text:p text:style-name="P9"/>
      <text:p text:style-name="P12"/>
      <text:p text:style-name="P4">Logiciels :</text:p>
      <text:p text:style-name="P12"><text:span text:style-name="T1">IDE : </text:span><text:span text:style-name="T6">VSCode, Intellij Community</text:span></text:p>
      <text:p text:style-name="P16"><text:span text:style-name="T1">Plugin IDE :</text:span><text:span text:style-name="T6"> Prettier, LiveServer, Javascript Deb</text:span><text:span text:style-name="T11">b</text:span><text:span text:style-name="T6">uger ?</text:span></text:p>
      <text:p text:style-name="P12"><text:span text:style-name="T1">Ressources graphiques :</text:span> <text:span text:style-name="T6">Tiled (maps), Unity, Publisher (images)</text:span></text:p>
      <text:p text:style-name="P15"><text:span text:style-name="T1">Editeur Ressources Audio : </text:span><text:span text:style-name="T6">Audacity</text:span></text:p>
      <text:p text:style-name="P5"><text:span text:style-name="T3">Navigateur : </text:span><text:span text:style-name="T8">Firefox, Chrome</text:span></text:p>
      <text:p text:style-name="P7"><text:span text:style-name="T3">P</text:span><text:span text:style-name="T2">lugin Navigateur :</text:span><text:span text:style-name="T7"> Grepper (recherches solutions web)</text:span></text:p>
      <text:p text:style-name="P6"><text:span text:style-name="T3">V</text:span><text:span text:style-name="T2">ersionning :</text:span><text:span text:style-name="T7"> GitExtension, GitBash</text:span></text:p>
      <text:p text:style-name="P8"><text:span text:style-name="T2">Cloud :</text:span><text:span text:style-name="T7"> Google Drive </text:span></text:p>
      <text:p text:style-name="P4"><text:span text:style-name="T5"/></text:p>
      <text:p text:style-name="P4">Projet :</text:p>
      <text:p text:style-name="P10"><text:span text:style-name="T1">ConfigurationIDE :</text:span><text:span text:style-name="T6"> .vscode.json</text:span></text:p>
      <text:p text:style-name="P10"><text:span text:style-name="T1">Formatation code :</text:span> <text:span text:style-name="T6">.prettierrc + plugin prettier</text:span></text:p>
      <text:p text:style-name="P10"><text:span text:style-name="T1">GitHub : </text:span><text:span text:style-name="T6">.</text:span><text:span text:style-name="T10">git,</text:span><text:span text:style-name="T4"> </text:span><text:span text:style-name="T6">?</text:span></text:p>
      <text:p text:style-name="P11"><text:span text:style-name="T1">Debugger : </text:span><text:span text:style-name="T6">?</text:span></text:p>
      <text:p text:style-name="P10"/>
      <text:p text:style-name="P9"/>
      <text:p text:style-name="P3">Application :</text:p>
      <text:p text:style-name="P10"><text:span text:style-name="T1">ControlleurGraphique : </text:span><text:span text:style-name="T6">Pixi.js, </text:span><text:span text:style-name="T9">ThreeJS (si besoin pour la 3D)</text:span></text:p>
      <text:p text:style-name="P13"><text:span text:style-name="T1">Logger :</text:span><text:span text:style-name="T6">?</text:span></text:p>
      <text:p text:style-name="P16"><text:span text:style-name="T1">Tester/Auditeur :</text:span><text:span text:style-name="T6"> ?</text:span></text:p>
      <text:p text:style-name="P10"><text:span text:style-name="T1">Server : </text:span><text:span text:style-name="T6">Express, LiveReloader, opn</text:span></text:p>
      <text:p text:style-name="P10"><text:span text:style-name="T1">Builder : </text:span><text:span text:style-name="T6">androidJs</text:span></text:p>
      <text:p text:style-name="P14"/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50:48.243238740</meta:creation-date>
    <dc:date>2020-10-09T00:59:37.382944056</dc:date>
    <meta:editing-duration>PT17M3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95" meta:character-count="634" meta:non-whitespace-character-count="559"/>
  </office:meta>
</office:document-meta>
</file>